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rsid="000e4ed3" officeooo:paragraph-rsid="000e4ed3"/>
    </style:style>
    <style:style style:name="T1" style:family="text">
      <style:text-properties officeooo:rsid="000dda48"/>
    </style:style>
    <style:style style:name="T2" style:family="text">
      <style:text-properties officeooo:rsid="000e4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0<text:span text:style-name="T2">6</text:span></text:p>
      <text:p text:style-name="P1">Objective: Answer each question</text:p>
      <text:p text:style-name="P2">Questions</text:p>
      <text:p text:style-name="P1">1. <text:span text:style-name="T2">How does the CIA triad play in cryptosystems?</text:span></text:p>
      <text:p text:style-name="P4">2. How does cryptosystems be used to achieve authentication goals?</text:p>
      <text:p text:style-name="P4">3. What is the difference between code and cipher?</text:p>
      <text:p text:style-name="P4">4. What are the requirements for a successful use of a one-time pad?</text:p>
      <text:p text:style-name="P4">5. What is split knowledge?</text:p>
      <text:p text:style-name="P4">6. What is the work function (work factor)?</text:p>
      <text:p text:style-name="P4">7. What is the differences between symmetric and asymmetric cryptosystems?</text:p>
      <text:p text:style-name="P4">8. What is AE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5:23:00.406149873</meta:creation-date>
    <dc:date>2026-02-22T23:40:40.078559171</dc:date>
    <meta:editing-duration>PT18M2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75" meta:character-count="442" meta:non-whitespace-character-count="378"/>
  </office:meta>
</office:document-meta>
</file>